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18.66mm"/>
    </style:style>
    <style:style style:name="co3" style:family="table-column">
      <style:table-column-properties fo:break-before="auto" style:column-width="27.13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19.88mm"/>
    </style:style>
    <style:style style:name="co6" style:family="table-column">
      <style:table-column-properties fo:break-before="auto" style:column-width="34.52mm"/>
    </style:style>
    <style:style style:name="co7" style:family="table-column">
      <style:table-column-properties fo:break-before="auto" style:column-width="24.68mm"/>
    </style:style>
    <style:style style:name="co8" style:family="table-column">
      <style:table-column-properties fo:break-before="auto" style:column-width="25.19mm"/>
    </style:style>
    <style:style style:name="co9" style:family="table-column">
      <style:table-column-properties fo:break-before="auto" style:column-width="31.54mm"/>
    </style:style>
    <style:style style:name="co10" style:family="table-column">
      <style:table-column-properties fo:break-before="auto" style:column-width="27.27mm"/>
    </style:style>
    <style:style style:name="co11" style:family="table-column">
      <style:table-column-properties fo:break-before="auto" style:column-width="26.49mm"/>
    </style:style>
    <style:style style:name="co12" style:family="table-column">
      <style:table-column-properties fo:break-before="auto" style:column-width="39.4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2018-09-01-Test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i_vals</text:p>
          </table:table-cell>
          <table:table-cell office:value-type="string" calcext:value-type="string">
            <text:p>min_loss</text:p>
          </table:table-cell>
          <table:table-cell office:value-type="string" calcext:value-type="string">
            <text:p>Mean/Std</text:p>
          </table:table-cell>
          <table:table-cell office:value-type="string" calcext:value-type="string">
            <text:p>no_fold_vals</text:p>
          </table:table-cell>
          <table:table-cell table:style-name="Default" office:value-type="string" calcext:value-type="string">
            <text:p>supervised</text:p>
          </table:table-cell>
          <table:table-cell table:style-name="Default" office:value-type="string" calcext:value-type="string">
            <text:p>auxilaryEmbedding1</text:p>
          </table:table-cell>
          <table:table-cell table:style-name="Default" office:value-type="string" calcext:value-type="string">
            <text:p>auxilaryEmbedding2</text:p>
          </table:table-cell>
          <table:table-cell table:style-name="Default" office:value-type="string" calcext:value-type="string">
            <text:p>auxilaryGraph</text:p>
          </table:table-cell>
          <table:table-cell table:style-name="Default" office:value-type="string" calcext:value-type="string">
            <text:p>linkageActFun</text:p>
          </table:table-cell>
          <table:table-cell table:style-name="Default" office:value-type="string" calcext:value-type="string">
            <text:p>linkageBatchNorm</text:p>
          </table:table-cell>
          <table:table-cell office:value-type="string" calcext:value-type="string">
            <text:p>linkageNeurons</text:p>
          </table:table-cell>
          <table:table-cell office:value-type="string" calcext:value-type="string">
            <text:p>linkagePosition</text:p>
          </table:table-cell>
          <table:table-cell office:value-type="string" calcext:value-type="string">
            <text:p>reverseLinkagePositio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74240684509277" calcext:value-type="float">
            <text:p>3.7424068451</text:p>
          </table:table-cell>
          <table:table-cell table:formula="of:=AVERAGE([.C2:.C6])" office:value-type="float" office:value="4.23971118927002" calcext:value-type="float">
            <text:p>4.23971118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.90883207321167" calcext:value-type="float">
            <text:p>3.9088320732</text:p>
          </table:table-cell>
          <table:table-cell table:formula="of:=STDEV([.C2:.C6])" office:value-type="float" office:value="0.391967488428238" calcext:value-type="float">
            <text:p>0.39196748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.59321594238281" calcext:value-type="float">
            <text:p>4.593215942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.57738971710205" calcext:value-type="float">
            <text:p>4.577389717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.37671136856079" calcext:value-type="float">
            <text:p>4.376711368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.22699165344238" calcext:value-type="float">
            <text:p>9.2269916534</text:p>
          </table:table-cell>
          <table:table-cell table:formula="of:=AVERAGE([.C7:.C11])" office:value-type="float" office:value="9.1671875" calcext:value-type="float">
            <text:p>9.167187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.99796485900879" calcext:value-type="float">
            <text:p>8.997964859</text:p>
          </table:table-cell>
          <table:table-cell table:formula="of:=STDEV([.C7:.C11])" office:value-type="float" office:value="0.436942724428599" calcext:value-type="float">
            <text:p>0.436942724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.28825664520264" calcext:value-type="float">
            <text:p>9.288256645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.76000118255615" calcext:value-type="float">
            <text:p>9.760001182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56272315979004" calcext:value-type="float">
            <text:p>8.562723159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.6381683349609" calcext:value-type="float">
            <text:p>14.638168335</text:p>
          </table:table-cell>
          <table:table-cell table:formula="of:=AVERAGE([.C12:.C21])" office:value-type="float" office:value="14.0218339920044" calcext:value-type="float">
            <text:p>14.02183399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.4379510879517" calcext:value-type="float">
            <text:p>13.437951088</text:p>
          </table:table-cell>
          <table:table-cell table:formula="of:=STDEV([.C12:.C21])" office:value-type="float" office:value="0.831135228962088" calcext:value-type="float">
            <text:p>0.83113522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.4375524520874" calcext:value-type="float">
            <text:p>13.437552452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.0479974746704" calcext:value-type="float">
            <text:p>13.047997474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.0318593978882" calcext:value-type="float">
            <text:p>13.031859397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.0571908950806" calcext:value-type="float">
            <text:p>14.057190895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.220664024353" calcext:value-type="float">
            <text:p>14.220664024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5.2343282699585" calcext:value-type="float">
            <text:p>15.2343282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.7999315261841" calcext:value-type="float">
            <text:p>13.799931526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5.3126964569092" calcext:value-type="float">
            <text:p>15.31269645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23171019554138" calcext:value-type="float">
            <text:p>3.2317101955</text:p>
          </table:table-cell>
          <table:table-cell table:formula="of:=AVERAGE([.C22:.C26])" office:value-type="float" office:value="3.60359635353088" calcext:value-type="float">
            <text:p>3.60359635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.87471771240234" calcext:value-type="float">
            <text:p>2.8747177124</text:p>
          </table:table-cell>
          <table:table-cell table:formula="of:=STDEV([.C22:.C26])" office:value-type="float" office:value="0.524965314355" calcext:value-type="float">
            <text:p>0.52496531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.07567739486694" calcext:value-type="float">
            <text:p>4.075677394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.83948826789856" calcext:value-type="float">
            <text:p>3.839488267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.99638819694519" calcext:value-type="float">
            <text:p>3.996388196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.65390491485596" calcext:value-type="float">
            <text:p>7.6539049149</text:p>
          </table:table-cell>
          <table:table-cell table:formula="of:=AVERAGE([.C27:.C31])" office:value-type="float" office:value="7.39842205047607" calcext:value-type="float">
            <text:p>7.398422050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06470155715942" calcext:value-type="float">
            <text:p>7.0647015572</text:p>
          </table:table-cell>
          <table:table-cell table:formula="of:=STDEV([.C27:.C31])" office:value-type="float" office:value="0.779390763837431" calcext:value-type="float">
            <text:p>0.779390763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50632381439209" calcext:value-type="float">
            <text:p>6.506323814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58592319488525" calcext:value-type="float">
            <text:p>8.585923194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.18125677108765" calcext:value-type="float">
            <text:p>7.18125677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.1566486358643" calcext:value-type="float">
            <text:p>17.1566486359</text:p>
          </table:table-cell>
          <table:table-cell table:formula="of:=AVERAGE([.C32:.C41])" office:value-type="float" office:value="13.0468856811523" calcext:value-type="float">
            <text:p>13.04688568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.7981510162354" calcext:value-type="float">
            <text:p>10.7981510162</text:p>
          </table:table-cell>
          <table:table-cell table:formula="of:=STDEV([.C32:.C41])" office:value-type="float" office:value="1.80478794842389" calcext:value-type="float">
            <text:p>1.804787948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.2278261184692" calcext:value-type="float">
            <text:p>13.227826118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.0999927520752" calcext:value-type="float">
            <text:p>11.099992752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.4924297332764" calcext:value-type="float">
            <text:p>12.492429733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.8295164108276" calcext:value-type="float">
            <text:p>13.829516410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3.6777753829956" calcext:value-type="float">
            <text:p>13.67777538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3.1461849212646" calcext:value-type="float">
            <text:p>13.146184921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.608419418335" calcext:value-type="float">
            <text:p>11.608419418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.4319124221802" calcext:value-type="float">
            <text:p>13.431912422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.90957355499268" calcext:value-type="float">
            <text:p>4.909573555</text:p>
          </table:table-cell>
          <table:table-cell table:formula="of:=AVERAGE([.C42:.C46])" office:value-type="float" office:value="5.42815685272217" calcext:value-type="float">
            <text:p>5.42815685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.89683294296265" calcext:value-type="float">
            <text:p>4.896832943</text:p>
          </table:table-cell>
          <table:table-cell table:formula="of:=STDEV([.C42:.C46])" office:value-type="float" office:value="0.608749108595739" calcext:value-type="float">
            <text:p>0.60874910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.25023317337036" calcext:value-type="float">
            <text:p>5.250233173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.31191205978394" calcext:value-type="float">
            <text:p>6.311912059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.77223253250122" calcext:value-type="float">
            <text:p>5.772232532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.95766687393189" calcext:value-type="float">
            <text:p>7.9576668739</text:p>
          </table:table-cell>
          <table:table-cell table:formula="of:=AVERAGE([.C47:.C51])" office:value-type="float" office:value="7.90566673278809" calcext:value-type="float">
            <text:p>7.905666732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17456388473511" calcext:value-type="float">
            <text:p>7.1745638847</text:p>
          </table:table-cell>
          <table:table-cell table:formula="of:=STDEV([.C47:.C51])" office:value-type="float" office:value="0.727906601543153" calcext:value-type="float">
            <text:p>0.72790660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99387454986572" calcext:value-type="float">
            <text:p>7.993874549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.0377197265625" calcext:value-type="float">
            <text:p>9.037719726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.36450862884522" calcext:value-type="float">
            <text:p>7.364508628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.7083473205566" calcext:value-type="float">
            <text:p>14.7083473206</text:p>
          </table:table-cell>
          <table:table-cell table:formula="of:=AVERAGE([.C52:.C61])" office:value-type="float" office:value="13.0584272384644" calcext:value-type="float">
            <text:p>13.058427238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9406595230103" calcext:value-type="float">
            <text:p>11.940659523</text:p>
          </table:table-cell>
          <table:table-cell table:formula="of:=STDEV([.C52:.C61])" office:value-type="float" office:value="1.54892886330335" calcext:value-type="float">
            <text:p>1.548928863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.3087425231934" calcext:value-type="float">
            <text:p>14.308742523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.9595899581909" calcext:value-type="float">
            <text:p>11.959589958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.3586597442627" calcext:value-type="float">
            <text:p>13.358659744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.6093063354492" calcext:value-type="float">
            <text:p>13.609306335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5.8611660003662" calcext:value-type="float">
            <text:p>15.86116600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.972695350647" calcext:value-type="float">
            <text:p>11.972695350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.6928911209106" calcext:value-type="float">
            <text:p>11.69289112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1.1722145080566" calcext:value-type="float">
            <text:p>11.172214508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1T13:08:21.266380660</dc:date>
    <meta:editing-duration>PT2M50S</meta:editing-duration>
    <meta:editing-cycles>1</meta:editing-cycles>
    <meta:document-statistic meta:table-count="1" meta:cell-count="751" meta:object-count="0"/>
    <meta:generator>LibreOffice/5.1.6.2$Linux_X86_64 LibreOffice_project/10m0$Build-2</meta:generator>
  </office:meta>
</office:document-meta>
</file>